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0000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Mini Time Calculator</text:p>
      <text:p text:style-name="P4">Manual calculator for net ti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1) Purpose of the application<text:line-break/><text:span text:style-name="T3">Create a mini-calculator allowing you to enter times of passage for each competitor, extract and display a ranking based on the calculated net times.</text:span><text:line-break/><text:line-break/><text:line-break/>2)Using the Embarcadro C++ Builder IDE</text:p>
      <text:p text:style-name="P2">The bellow link for download, It's free → only need subscribe !</text:p>
      <text:p text:style-name="P2"/>
      <text:p text:style-name="P1"><text:a xlink:type="simple" xlink:href="https://www.embarcadero.com/fr/products/cbuilder" text:style-name="Internet_20_link" text:visited-style-name="Visited_20_Internet_20_Link">https://www.embarcadero.com/fr/products/cbuilder</text:a></text:p>
      <text:p text:style-name="P1"/>
      <text:p text:style-name="P1"/>
      <text:p text:style-name="P1">3) Interface</text:p>
      <text:p text:style-name="Standard">The interface must be very simple and will be composed of :</text:p>
      <text:p text:style-name="Standard">A numeric input field to enter the competitor's number.</text:p>
      <text:p text:style-name="Standard">An input field for the start time.</text:p>
      <text:p text:style-name="Standard">An input field for the arrival time.</text:p>
      <text:p text:style-name="Standard">A button to add these times of passage.</text:p>
      <text:p text:style-name="Standard">A table showing the calculated ranking sorted by net time from the best time to the least good time with the following column:</text:p>
      <text:p text:style-name="Standard">Rank, Bib number, Start time, Arrival time, Time, Difference with the best time.</text:p>
      <text:p text:style-name="Standard"/>
      <text:p text:style-name="Standard"/>
      <text:p text:style-name="P1">4) Constraints to be respected</text:p>
      <text:p text:style-name="Standard">Bibs can range from 1 to 99,999.</text:p>
      <text:p text:style-name="Standard">A competitor may only make one run.</text:p>
      <text:p text:style-name="Standard">Time entries must be made in the following format: HH:MM:SS.dcm (for hours, minutes, seconds, tenths, hundredths, thousandths).</text:p>
      <text:p text:style-name="Standard">The arrival time cannot be less than the departure time (this constraint can be checked at the time of addition).</text:p>
      <text:p text:style-name="P1"/>
      <text:p text:style-name="P2"><text:span text:style-name="T2">5) Implementation</text:span><text:line-break/>The trade part of the programme will be covered by the TSCChronoBestTime class which will be derived from the abstract TSCChrono class.<text:line-break/>The addition of a passage will be done by calling the AddBibHours function.<text:line-break/>The calculation of the classification will be done by calling the ComputeClassification() function;<text:line-break/><text:line-break/><text:line-break/><text:span text:style-name="T2">6) Your work</text:span><text:line-break/>You are the developer designed to take charge of the development of the application defined in the previous specifications. Your tasks are as follows:<text:line-break/><text:line-break/><text:span text:style-name="T2">A)</text:span> Propose a simple and clear interface with fields respecting the masks according to the constraints expressed above. The VCL components will have to be used and, if necessary, extended.<text:line-break/><text:line-break/><text:span text:style-name="T2">B)</text:span> Propose an implementation of the TSChrono class based on the header file provided.<text:line-break/>It will be necessary to add the necessary members to the storage of the passages.<text:line-break/>Propose an algorithm to sort them according to the result of the IsBetter function.<text:line-break/><text:line-break/><text:span text:style-name="T2">C) </text:span>Propose an implementation of the TSCChronoBestTime class to handle the ranking in ascending order (from the shortest to the longest time).<text:line-break/></text:p>
      <text:p text:style-name="Standard"/>
      <text:p text:style-name="P1"><text:soft-page-break/>7) Environment</text:p>
      <text:p text:style-name="P2">The application will target Windows x86 32-bit.</text:p>
      <text:p text:style-name="P2"/>
      <text:p text:style-name="P1"/>
      <text:p text:style-name="P1">8) Expected files</text:p>
      <text:p text:style-name="P2">A zip archive containing :</text:p>
      <text:p text:style-name="P2">The file of the embarcadero project.</text:p>
      <text:p text:style-name="P2">The files of the VCL file in the main window.</text:p>
      <text:p text:style-name="P2">The header and source files of the TSCChrono class.</text:p>
      <text:p text:style-name="P2">The header and source files of the TSCChronoBestTime class.</text:p>
      <text:p text:style-name="P2">All other files necessary for the compilation or execution of the progra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1T10:54:45.04</meta:creation-date>
    <dc:date>2020-10-26T17:14:43.47</dc:date>
    <meta:editing-duration>PT6H55M41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3" meta:paragraph-count="28" meta:word-count="428" meta:character-count="2611"/>
  </office:meta>
</office:document-meta>
</file>